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c9d4e" officeooo:paragraph-rsid="001c9d4e"/>
    </style:style>
    <style:style style:name="P2" style:family="paragraph" style:parent-style-name="Standard" style:list-style-name="L1">
      <style:paragraph-properties fo:text-align="justify" style:justify-single-word="false"/>
      <style:text-properties officeooo:rsid="001c9d4e" officeooo:paragraph-rsid="001c9d4e"/>
    </style:style>
    <style:style style:name="P3" style:family="paragraph" style:parent-style-name="Standard">
      <style:paragraph-properties fo:text-align="justify" style:justify-single-word="false"/>
      <style:text-properties officeooo:rsid="001c9d4e" officeooo:paragraph-rsid="002a0ffe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220673" officeooo:paragraph-rsid="002a0ffe" style:font-weight-asian="bold" style:font-weight-complex="bold"/>
    </style:style>
    <style:style style:name="P5" style:family="paragraph" style:parent-style-name="Standard" style:list-style-name="L2">
      <style:paragraph-properties fo:text-align="justify" style:justify-single-word="false"/>
      <style:text-properties fo:font-weight="bold" officeooo:rsid="00220673" officeooo:paragraph-rsid="00220673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220673" officeooo:paragraph-rsid="00220673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c9d4e" officeooo:paragraph-rsid="001c9d4e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c9d4e" officeooo:paragraph-rsid="00220673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d529d" officeooo:paragraph-rsid="001d529d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49287" officeooo:paragraph-rsid="00249287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49287" officeooo:paragraph-rsid="002687b0" style:font-weight-asian="bold" style:font-weight-complex="bold"/>
    </style:style>
    <style:style style:name="P12" style:family="paragraph" style:parent-style-name="Standard" style:list-style-name="L2">
      <style:paragraph-properties fo:text-align="justify" style:justify-single-word="false"/>
      <style:text-properties fo:font-weight="normal" officeooo:rsid="00220673" officeooo:paragraph-rsid="00220673" style:font-weight-asian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weight="normal" officeooo:rsid="00220673" officeooo:paragraph-rsid="00220673" style:font-weight-asian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officeooo:rsid="001d529d" officeooo:paragraph-rsid="001f1bce"/>
    </style:style>
    <style:style style:name="P15" style:family="paragraph" style:parent-style-name="Standard">
      <style:paragraph-properties fo:text-align="justify" style:justify-single-word="false"/>
      <style:text-properties officeooo:rsid="001d529d" officeooo:paragraph-rsid="001d529d"/>
    </style:style>
    <style:style style:name="P16" style:family="paragraph" style:parent-style-name="Standard">
      <style:paragraph-properties fo:text-align="justify" style:justify-single-word="false"/>
      <style:text-properties officeooo:paragraph-rsid="0020443b"/>
    </style:style>
    <style:style style:name="P17" style:family="paragraph" style:parent-style-name="Standard" style:list-style-name="L2">
      <style:paragraph-properties fo:text-align="justify" style:justify-single-word="false"/>
      <style:text-properties officeooo:paragraph-rsid="00220673"/>
    </style:style>
    <style:style style:name="P18" style:family="paragraph" style:parent-style-name="Standard">
      <style:paragraph-properties fo:text-align="justify" style:justify-single-word="false"/>
      <style:text-properties fo:color="#000000" style:font-name="DejaVu Sans Mono" officeooo:rsid="001c9d4e" officeooo:paragraph-rsid="001c9d4e"/>
    </style:style>
    <style:style style:name="P19" style:family="paragraph" style:parent-style-name="Preformatted_20_Text">
      <style:paragraph-properties fo:margin-top="0cm" fo:margin-bottom="0.499cm" loext:contextual-spacing="false"/>
    </style:style>
    <style:style style:name="P20" style:family="paragraph" style:parent-style-name="Preformatted_20_Text">
      <style:text-properties fo:color="#000000"/>
    </style:style>
    <style:style style:name="P21" style:family="paragraph" style:parent-style-name="Preformatted_20_Text">
      <style:text-properties fo:color="#000000" style:font-name="DejaVu Sans Mono"/>
    </style:style>
    <style:style style:name="P22" style:family="paragraph" style:parent-style-name="Preformatted_20_Text">
      <style:text-properties fo:color="#000000" style:font-name="DejaVu Sans Mono" officeooo:paragraph-rsid="002a0ffe"/>
    </style:style>
    <style:style style:name="P23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color="#000000" style:font-name="DejaVu Sans Mono"/>
    </style:style>
    <style:style style:name="P24" style:family="paragraph" style:parent-style-name="Preformatted_20_Text" style:list-style-name="L3">
      <style:paragraph-properties fo:margin-top="0cm" fo:margin-bottom="0cm" loext:contextual-spacing="false" fo:line-height="100%" fo:text-align="justify" style:justify-single-word="false"/>
      <style:text-properties fo:color="#000000" style:font-name="DejaVu Sans Mono" officeooo:rsid="002beca8" officeooo:paragraph-rsid="002beca8"/>
    </style:style>
    <style:style style:name="P25" style:family="paragraph" style:parent-style-name="Preformatted_20_Text">
      <style:paragraph-properties fo:margin-top="0cm" fo:margin-bottom="0cm" loext:contextual-spacing="false" fo:line-height="100%" fo:text-align="justify" style:justify-single-word="false"/>
      <style:text-properties fo:color="#000000" style:font-name="DejaVu Sans Mono" officeooo:rsid="002dd315" officeooo:paragraph-rsid="002dd315"/>
    </style:style>
    <style:style style:name="P26" style:family="paragraph" style:parent-style-name="Preformatted_20_Text" style:list-style-name="L4">
      <style:paragraph-properties fo:margin-top="0cm" fo:margin-bottom="0cm" loext:contextual-spacing="false" fo:line-height="100%" fo:text-align="justify" style:justify-single-word="false"/>
      <style:text-properties fo:color="#000000" style:font-name="DejaVu Sans Mono" officeooo:rsid="002dd315" officeooo:paragraph-rsid="002dd315"/>
    </style:style>
    <style:style style:name="T1" style:family="text">
      <style:text-properties officeooo:rsid="001d529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d96e2" style:font-weight-asian="normal" style:font-weight-complex="normal"/>
    </style:style>
    <style:style style:name="T4" style:family="text">
      <style:text-properties fo:font-weight="normal" officeooo:rsid="001e0642" style:font-weight-asian="normal" style:font-weight-complex="normal"/>
    </style:style>
    <style:style style:name="T5" style:family="text">
      <style:text-properties fo:font-weight="normal" officeooo:rsid="0021d6b9" style:font-weight-asian="normal" style:font-weight-complex="normal"/>
    </style:style>
    <style:style style:name="T6" style:family="text">
      <style:text-properties fo:font-weight="normal" officeooo:rsid="002335ea" style:font-weight-asian="normal" style:font-weight-complex="normal"/>
    </style:style>
    <style:style style:name="T7" style:family="text">
      <style:text-properties fo:font-weight="normal" officeooo:rsid="00220673" style:font-weight-asian="normal" style:font-weight-complex="normal"/>
    </style:style>
    <style:style style:name="T8" style:family="text">
      <style:text-properties fo:font-weight="normal" officeooo:rsid="00241ff5" style:font-weight-asian="normal" style:font-weight-complex="normal"/>
    </style:style>
    <style:style style:name="T9" style:family="text">
      <style:text-properties fo:font-weight="normal" officeooo:rsid="001c9d4e" style:font-weight-asian="normal" style:font-weight-complex="normal"/>
    </style:style>
    <style:style style:name="T10" style:family="text">
      <style:text-properties officeooo:rsid="001f1bce"/>
    </style:style>
    <style:style style:name="T11" style:family="text">
      <style:text-properties officeooo:rsid="00220673"/>
    </style:style>
    <style:style style:name="T12" style:family="text">
      <style:text-properties fo:language="en" fo:country="US" fo:font-weight="normal" officeooo:rsid="002335ea" style:font-weight-asian="normal" style:font-weight-complex="normal"/>
    </style:style>
    <style:style style:name="T13" style:family="text">
      <style:text-properties officeooo:rsid="002a0ffe"/>
    </style:style>
    <style:style style:name="T14" style:family="text">
      <style:text-properties fo:color="#008000" fo:font-weight="bold"/>
    </style:style>
    <style:style style:name="T15" style:family="text">
      <style:text-properties fo:color="#008000" style:font-name="DejaVu Sans Mono" fo:font-weight="bold"/>
    </style:style>
    <style:style style:name="T16" style:family="text">
      <style:text-properties fo:color="#0000ff"/>
    </style:style>
    <style:style style:name="T17" style:family="text">
      <style:text-properties fo:color="#0000ff" style:font-name="DejaVu Sans Mono"/>
    </style:style>
    <style:style style:name="T18" style:family="text">
      <style:text-properties style:font-name="DejaVu Sans Mono"/>
    </style:style>
    <style:style style:name="T19" style:family="text">
      <style:text-properties fo:color="#000080" style:font-name="DejaVu Sans Mono"/>
    </style:style>
    <style:style style:name="T20" style:family="text">
      <style:text-properties fo:color="#000000"/>
    </style:style>
    <style:style style:name="T21" style:family="text">
      <style:text-properties fo:color="#000000" style:font-name="DejaVu Sans Mono"/>
    </style:style>
    <style:style style:name="T22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249287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2beca8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2f3506" style:font-size-asian="12pt" style:font-weight-asian="normal" style:font-size-complex="12pt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1">F</text:span>eatures:</text:p>
      <text:p text:style-name="P7"><text:tab/><text:span text:style-name="T3">Using human intuition, some of the avaible features were ignored, such as <text:s/>“email_address”, “other” and features related to the sum of other values (“total_payments” and “total_stock_value”). Features containg more than 50% of NaNs was also ignored, since they could lead to wrong results instead of contribute with relevant data. Then, the following list of features remain</text:span><text:span text:style-name="T4">ed</text:span><text:span text:style-name="T3"> to be </text:span><text:span text:style-name="T5">initially </text:span><text:span text:style-name="T3">used </text:span><text:span text:style-name="T5">to train</text:span><text:span text:style-name="T3"> the classifier:</text:span></text:p>
      <text:p text:style-name="P1"/>
      <text:list xml:id="list4826582130682313037" text:style-name="L1">
        <text:list-item>
          <text:p text:style-name="P2">salary;</text:p>
        </text:list-item>
        <text:list-item>
          <text:p text:style-name="P2">to_messages;</text:p>
        </text:list-item>
        <text:list-item>
          <text:p text:style-name="P2">exercised_stock_options;</text:p>
        </text:list-item>
        <text:list-item>
          <text:p text:style-name="P2">bonus;</text:p>
        </text:list-item>
        <text:list-item>
          <text:p text:style-name="P2">restricted_stock;</text:p>
        </text:list-item>
        <text:list-item>
          <text:p text:style-name="P2">shared_receipt_with_poi;</text:p>
        </text:list-item>
        <text:list-item>
          <text:p text:style-name="P2">expenses;</text:p>
        </text:list-item>
        <text:list-item>
          <text:p text:style-name="P2">from_messages;</text:p>
        </text:list-item>
        <text:list-item>
          <text:p text:style-name="P2"><text:bookmark-start text:name="__DdeLink__1_1418088544"/>from_this_person_to_poi<text:bookmark-end text:name="__DdeLink__1_1418088544"/>;</text:p>
        </text:list-item>
        <text:list-item>
          <text:p text:style-name="P2">deferred_income;</text:p>
        </text:list-item>
        <text:list-item>
          <text:p text:style-name="P2"><text:bookmark-start text:name="__DdeLink__8_1418088544"/>from_poi_to_this_person<text:bookmark-end text:name="__DdeLink__8_1418088544"/>.</text:p>
        </text:list-item>
      </text:list>
      <text:p text:style-name="P1"/>
      <text:p text:style-name="P9">New features:</text:p>
      <text:p text:style-name="P14"><text:tab/><text:bookmark-start text:name="__DdeLink__3_1418088544"/><text:span text:style-name="T10">Supposing that a Person 1 sends a lot of e-mails (100 e-mails). 50 of these e-mails was sent to a POI. Person 2 sends just a few e-mails (50 e-mails). 40 of these e-mails was sent to a POI. Feature “from_this_person_to_poi” will show a higher value for Person 1, but we know that Person 2 is more suspected of being a POI, since 80% of its e-mails was related to a POI, comparing with Pernson 1 that sent 50% ot its e-mails to a POI.</text:span></text:p>
      <text:p text:style-name="P16"><text:span text:style-name="T1"><text:tab/>This way, a new feature was created, called “</text:span><text:bookmark-start text:name="__DdeLink__6_1418088544"/><text:span text:style-name="T1">percentual_of_messages_sent_to_poi</text:span><text:bookmark-end text:name="__DdeLink__6_1418088544"/><text:span text:style-name="T1">”</text:span><text:bookmark-end text:name="__DdeLink__3_1418088544"/><text:span text:style-name="T1">, that uses “from_this_person_to_poi” and “to_messages” to compute the percentual of all sent messages that was sent to a POI. The same way, was created a feature called “percentual_of_messages_received_from_poi”, that uses “from_poi_to_this_person” and “from_messages” to compute the percentual of all receveid messages that was sent from a POI.</text:span></text:p>
      <text:p text:style-name="P4"><text:tab/><text:span text:style-name="T2">SelectKBest from scikit-learn was used to </text:span><text:span text:style-name="T6">show the </text:span><text:span text:style-name="T8">features scores</text:span><text:span text:style-name="T2">. The following scores was obteined. </text:span><text:span text:style-name="T6">Is possible to see that the new features were more relevant than “</text:span><text:span text:style-name="T2">from_this_person_to_poi</text:span><text:span text:style-name="T6">”, “to_messages” and “from_messages” used </text:span><text:bookmark text:name="tw-target-text"/><text:span text:style-name="T12">separately.</text:span></text:p>
      <text:list xml:id="list862013369038511550" text:style-name="L2">
        <text:list-item>
          <text:p text:style-name="P12">exercised_stock_options: 24.250472354526192;</text:p>
        </text:list-item>
        <text:list-item>
          <text:p text:style-name="P12">bonus: <text:s/>20.25718499812395;</text:p>
        </text:list-item>
        <text:list-item>
          <text:p text:style-name="P12">salary: 17.717873579243289;</text:p>
        </text:list-item>
        <text:list-item>
          <text:p text:style-name="P12">deferred_income: <text:s/>11.184580251839124;</text:p>
        </text:list-item>
        <text:list-item>
          <text:p text:style-name="P12">restricted_stock: <text:s/>8.9455030152613304;</text:p>
        </text:list-item>
        <text:list-item>
          <text:p text:style-name="P5"><text:bookmark-start text:name="__DdeLink__12_1418088544"/><text:span text:style-name="T2">shared_receipt_with_poi</text:span><text:bookmark-end text:name="__DdeLink__12_1418088544"/><text:span text:style-name="T2">: <text:s/>8.2761382162606445;</text:span></text:p>
        </text:list-item>
        <text:list-item>
          <text:p text:style-name="P12">expenses', 5.8153280019048541;</text:p>
        </text:list-item>
        <text:list-item>
          <text:p text:style-name="P12">from_poi_to_this_person: 5.0412573786693846;</text:p>
        </text:list-item>
        <text:list-item>
          <text:p text:style-name="P12">percentual_of_messages_received_from_poi: 4.9530408073262873;</text:p>
        </text:list-item>
        <text:list-item>
          <text:p text:style-name="P12">percentual_of_messages_sent_to_poi: <text:s/>3.9463436732556301;</text:p>
        </text:list-item>
        <text:list-item>
          <text:p text:style-name="P12">from_this_person_to_poi: 2.2951831957380029;</text:p>
        </text:list-item>
        <text:list-item>
          <text:p text:style-name="P12">to_messages: 1.5425809046549228;</text:p>
        </text:list-item>
        <text:list-item>
          <text:p text:style-name="P17"><text:span text:style-name="T7">from_messages: 0.18121500856156128.</text:span></text:p>
        </text:list-item>
      </text:list>
      <text:p text:style-name="P13"/>
      <text:p text:style-name="P10">Outliers:</text:p>
      <text:p text:style-name="P11"><text:span text:style-name="T2"><text:tab/>Ploting a 2D graph with features “salary” and “bonus” was verified that one person have salary and bonus very larger than the other people. Looking at file enron61702insiderpay.pdf, was </text:span><text:soft-page-break/><text:span text:style-name="T2">v</text:span><text:span text:style-name="T9">erified that these values doesn’t belong to a person, but was correspoding to the sum of all people in the dataset. So, the key “TOTAL” as removed of the data_dict. Also looking at the file we can see that the last line of the file is labeld as “THE TRAVEL AGENCY IN THE PARK”, and has a lot of missing values. This key also was in the data_dict and was removed, since it wasn’t a person.</text:span></text:p>
      <text:p text:style-name="P8"/>
      <text:p text:style-name="P6"><text:span text:style-name="T13">Tests</text:span>:</text:p>
      <text:p text:style-name="P15"><text:tab/></text:p>
      <text:p text:style-name="P3"><text:tab/><text:span text:style-name="T13">GridSearch from scikit-learn was used to tune 4 different types of classifiers (Decision Tree, Random Forest, K-NN and SVM). </text:span><text:bookmark-start text:name="__DdeLink__190_1207744104"/><text:span text:style-name="T13">The following sets of parameters was used:</text:span><text:bookmark-end text:name="__DdeLink__190_1207744104"/><text:span text:style-name="T13"> </text:span></text:p>
      <text:p text:style-name="P18"/>
      <text:p text:style-name="P21"><text:span text:style-name="T13">decision_tree_</text:span>parameters = {<text:span text:style-name="T14">'min_samples_split'</text:span>: [<text:span text:style-name="T16">2</text:span>, <text:span text:style-name="T16">3</text:span>, <text:span text:style-name="T16">4</text:span>, <text:span text:style-name="T16">5</text:span>, <text:span text:style-name="T16">6</text:span>, <text:span text:style-name="T16">7</text:span>],</text:p>
      <text:p text:style-name="P20"><text:s text:c="28"/><text:span text:style-name="T15">'max_features'</text:span><text:span text:style-name="T18">: [</text:span><text:span text:style-name="T15">'auto'</text:span><text:span text:style-name="T18">, </text:span><text:span text:style-name="T15">'sqrt'</text:span><text:span text:style-name="T18">, </text:span><text:span text:style-name="T15">'log2'</text:span><text:span text:style-name="T18">, </text:span><text:span text:style-name="T19">None</text:span><text:span text:style-name="T18">],</text:span></text:p>
      <text:p text:style-name="P20"><text:s text:c="28"/><text:span text:style-name="T15">'criterion'</text:span><text:span text:style-name="T18">: [</text:span><text:span text:style-name="T15">'gini'</text:span><text:span text:style-name="T18">, </text:span><text:span text:style-name="T15">'entropy'</text:span><text:span text:style-name="T18">]}</text:span></text:p>
      <text:p text:style-name="P21"/>
      <text:p text:style-name="P21"><text:span text:style-name="T13">randon_forest_</text:span>parameters = {<text:span text:style-name="T14">'min_samples_split'</text:span>: [<text:span text:style-name="T16">2</text:span>, <text:span text:style-name="T16">3</text:span>, <text:span text:style-name="T16">4</text:span>, <text:span text:style-name="T16">5</text:span>, <text:span text:style-name="T16">6</text:span>, <text:span text:style-name="T16">7</text:span>],</text:p>
      <text:p text:style-name="P20"><text:s text:c="28"/><text:span text:style-name="T15">'max_features'</text:span><text:span text:style-name="T18">: [</text:span><text:span text:style-name="T15">'auto'</text:span><text:span text:style-name="T18">, </text:span><text:span text:style-name="T15">'sqrt'</text:span><text:span text:style-name="T18">, </text:span><text:span text:style-name="T15">'log2'</text:span><text:span text:style-name="T18">, </text:span><text:span text:style-name="T19">None</text:span><text:span text:style-name="T18">],</text:span></text:p>
      <text:p text:style-name="P20"><text:s text:c="28"/><text:span text:style-name="T15">'criterion'</text:span><text:span text:style-name="T18">: [</text:span><text:span text:style-name="T15">'gini'</text:span><text:span text:style-name="T18">, </text:span><text:span text:style-name="T15">'entropy'</text:span><text:span text:style-name="T18">],</text:span></text:p>
      <text:p text:style-name="P20"><text:s text:c="28"/><text:span text:style-name="T15">'n_estimators'</text:span><text:span text:style-name="T18">: [</text:span><text:span text:style-name="T17">2</text:span><text:span text:style-name="T18">, </text:span><text:span text:style-name="T17">3</text:span><text:span text:style-name="T18">, </text:span><text:span text:style-name="T17">4</text:span><text:span text:style-name="T18">, </text:span><text:span text:style-name="T17">5</text:span><text:span text:style-name="T18">, </text:span><text:span text:style-name="T17">6</text:span><text:span text:style-name="T18">, </text:span><text:span text:style-name="T17">7</text:span><text:span text:style-name="T18">]}</text:span></text:p>
      <text:p text:style-name="P21"/>
      <text:p text:style-name="P21"><text:span text:style-name="T13">knn_</text:span>parameters = {<text:span text:style-name="T14">'n_neighbors'</text:span>: [<text:span text:style-name="T16">1</text:span>, <text:span text:style-name="T16">3</text:span>, <text:span text:style-name="T16">5</text:span>, <text:span text:style-name="T16">7</text:span>, <text:span text:style-name="T16">9</text:span>]}</text:p>
      <text:p text:style-name="P21"/>
      <text:p text:style-name="P22"><text:span text:style-name="T13">svm_</text:span>parameters = {<text:span text:style-name="T14">'kernel'</text:span>: [<text:span text:style-name="T14">'rbf'</text:span>], </text:p>
      <text:p text:style-name="P19"><text:span text:style-name="T20"><text:s text:c="18"/></text:span><text:span text:style-name="T15">'C'</text:span><text:span text:style-name="T21">: [</text:span><text:span text:style-name="T17">1</text:span><text:span text:style-name="T21">, </text:span><text:span text:style-name="T17">10</text:span><text:span text:style-name="T21">, </text:span><text:span text:style-name="T17">100</text:span><text:span text:style-name="T21">, </text:span><text:span text:style-name="T17">1000</text:span><text:span text:style-name="T21">, </text:span><text:span text:style-name="T17">10000</text:span><text:span text:style-name="T21">, </text:span><text:span text:style-name="T17">100000</text:span><text:span text:style-name="T21">]}</text:span></text:p>
      <text:p text:style-name="P23"><text:tab/><text:span text:style-name="T23">Combinations resulting of the GridSearch also was teste</text:span><text:span text:style-name="T25">d</text:span><text:span text:style-name="T23"> with different number of features, 1 – 6 (half of the list features) features. Each group of features was selected using SelectKBest according to higher scores.</text:span></text:p>
      <text:p text:style-name="P23"><text:span text:style-name="T23"><text:tab/></text:span><text:span text:style-name="T24">K-NN classifier using 2 neighbors and 4 features leaded to better results. The features selected was: </text:span></text:p>
      <text:list xml:id="list8330108710892130377" text:style-name="L3">
        <text:list-item>
          <text:p text:style-name="P24"><text:span text:style-name="T22">exercised_stock_options;</text:span></text:p>
        </text:list-item>
        <text:list-item>
          <text:p text:style-name="P24"><text:span text:style-name="T22">bonus;</text:span></text:p>
        </text:list-item>
        <text:list-item>
          <text:p text:style-name="P24"><text:span text:style-name="T22">salary;</text:span></text:p>
        </text:list-item>
        <text:list-item>
          <text:p text:style-name="P24"><text:span text:style-name="T22">deferred_income.</text:span></text:p>
          <text:p text:style-name="P24"><text:span text:style-name="T22"/></text:p>
        </text:list-item>
      </text:list>
      <text:p text:style-name="P25"><text:span text:style-name="T22"><text:tab/>The following results were obtained:</text:span></text:p>
      <text:list xml:id="list2738590436310615144" text:style-name="L4">
        <text:list-item>
          <text:p text:style-name="P26"><text:span text:style-name="T22">Accuracy: 0.81521;<text:tab/></text:span></text:p>
        </text:list-item>
        <text:list-item>
          <text:p text:style-name="P26"><text:span text:style-name="T22">Precision: 0.37558;<text:tab/></text:span></text:p>
        </text:list-item>
        <text:list-item>
          <text:p text:style-name="P26"><text:span text:style-name="T22">Recall: 0.44300;<text:tab/></text:span></text:p>
        </text:list-item>
        <text:list-item>
          <text:p text:style-name="P26"><text:span text:style-name="T22">F1: 0.40652;<text:tab/></text:span></text:p>
        </text:list-item>
        <text:list-item>
          <text:p text:style-name="P26"><text:span text:style-name="T22">F2: 0.42765;</text:span></text:p>
        </text:list-item>
        <text:list-item>
          <text:p text:style-name="P26"><text:span text:style-name="T22">Total predictions: 14000;<text:tab/></text:span></text:p>
        </text:list-item>
        <text:list-item>
          <text:p text:style-name="P26"><text:span text:style-name="T22">True positives: <text:s/>886;<text:tab/></text:span></text:p>
        </text:list-item>
        <text:list-item>
          <text:p text:style-name="P26"><text:span text:style-name="T22">False positives: 1473;</text:span></text:p>
        </text:list-item>
        <text:list-item>
          <text:p text:style-name="P26"><text:span text:style-name="T22">False negatives: 1114;<text:tab/></text:span></text:p>
        </text:list-item>
        <text:list-item>
          <text:p text:style-name="P26"><text:span text:style-name="T22">True negatives: 10527;</text:span>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7T11:33:20.827980309</meta:creation-date>
    <dc:date>2017-02-08T16:29:23.749986532</dc:date>
    <meta:editing-duration>PT3H9M20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63" meta:word-count="593" meta:character-count="4269" meta:non-whitespace-character-count="3590"/>
  </office:meta>
</office:document-meta>
</file>